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6071" officeooo:paragraph-rsid="00136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donde se explica el detalladamente el sistema de emparejamientos.</text:p>
      <text:p text:style-name="Standard">https://www.cihefe.es/cuadernosdefutbol/2013/03/la-confeccion-del-calendario-de-liga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8T10:49:55.621000000</dc:date>
    <meta:editing-duration>PT1M7S</meta:editing-duration>
    <meta:editing-cycles>1</meta:editing-cycles>
    <meta:document-statistic meta:table-count="0" meta:image-count="0" meta:object-count="0" meta:page-count="1" meta:paragraph-count="2" meta:word-count="11" meta:character-count="157" meta:non-whitespace-character-count="148"/>
    <meta:generator>LibreOffice/7.1.2.2$Windows_X86_64 LibreOffice_project/8a45595d069ef5570103caea1b71cc9d82b2aae4</meta:generator>
  </office:meta>
</office:document-meta>
</file>